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ocumentazione Java Cleaning e ANALysis</text:span></text:p>
      <text:p text:style-name="P1"><text:span text:style-name="T1"/></text:p>
      <text:p text:style-name="P1"><text:span text:style-name="T1">La parte java è stata divisa in tre progetti principali, Cleaning, Country Analysis, European Analysis</text:span></text:p>
      <text:p text:style-name="P1"><text:span text:style-name="T1">-La parte di Cleaning sfrutta Black list e White list per filtrare i tweet che vengono salvati nel database dal modulo fatto in python</text:span></text:p>
      <text:p text:style-name="P1"><text:span text:style-name="T1">-La parte di Country Analysis prende i tweet puliti raggruppandoli per stato, linguaggio e data come mese/anno contandoli, questi dati verranno salvati su una tabella del DB</text:span></text:p>
      <text:p text:style-name="P1"><text:span text:style-name="T1">-La parte di European Analysis prende i dati dalla tabella Country analysis e li raggruppa per una visione generale sui linguaggi piu popolari in europa.</text:span></text:p>
      <text:p text:style-name="P1"><text:span text:style-name="T1"/></text:p>
      <text:p text:style-name="P1"><text:span text:style-name="T1">=&gt; per la connessione al db sono stati usati driver jdbc di postgr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